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8E8DD8DB16400C3A5DC.jpg" manifest:media-type="image/jpeg"/>
  <manifest:file-entry manifest:full-path="Pictures/100000000000030A000006401D45D6DE532B18F6.jpg" manifest:media-type="image/jpeg"/>
  <manifest:file-entry manifest:full-path="Pictures/100000000000030A00000640EED8F7775518D0D0.jpg" manifest:media-type="image/jpeg"/>
  <manifest:file-entry manifest:full-path="Pictures/1000000000000438000008E8B17222351C18D1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ffffff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" style:family="graphic" style:parent-style-name="standard">
      <style:graphic-properties draw:stroke="none" draw:fill="none" fo:min-height="0.433cm"/>
      <style:paragraph-properties style:writing-mode="lr-tb"/>
    </style:style>
    <style:style style:name="gr4" style:family="graphic" style:parent-style-name="standard">
      <style:graphic-properties draw:stroke="none" draw:fill="none" fo:min-height="0.9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63cm" svg:height="10.478cm" svg:x="0.047cm" svg:y="0.047cm">
          <draw:image xlink:href="Pictures/1000000000000438000008E8B17222351C18D150.jpg" xlink:type="simple" xlink:show="embed" xlink:actuate="onLoad" draw:mime-type="image/jpeg">
            <text:p/>
          </draw:image>
        </draw:frame>
        <draw:frame draw:style-name="gr1" draw:text-style-name="P1" draw:layer="layout" svg:width="5.095cm" svg:height="10.478cm" svg:x="5.11cm" svg:y="0.047cm">
          <draw:image xlink:href="Pictures/100000000000030A00000640EED8F7775518D0D0.jpg" xlink:type="simple" xlink:show="embed" xlink:actuate="onLoad" draw:mime-type="image/jpeg">
            <text:p/>
          </draw:image>
        </draw:frame>
        <draw:frame draw:style-name="gr1" draw:text-style-name="P1" draw:layer="layout" svg:width="5.095cm" svg:height="10.478cm" svg:x="10.29cm" svg:y="0.047cm">
          <draw:image xlink:href="Pictures/100000000000030A000006401D45D6DE532B18F6.jpg" xlink:type="simple" xlink:show="embed" xlink:actuate="onLoad" draw:mime-type="image/jpeg">
            <text:p/>
          </draw:image>
        </draw:frame>
        <draw:frame draw:style-name="gr1" draw:text-style-name="P1" draw:layer="layout" svg:width="4.963cm" svg:height="10.479cm" svg:x="15.47cm" svg:y="0.047cm">
          <draw:image xlink:href="Pictures/1000000000000438000008E8DD8DB16400C3A5DC.jpg" xlink:type="simple" xlink:show="embed" xlink:actuate="onLoad" draw:mime-type="image/jpeg">
            <text:p/>
          </draw:image>
        </draw:frame>
        <draw:frame draw:style-name="gr2" draw:text-style-name="P3" draw:layer="layout" svg:width="2.223cm" svg:height="1.115cm" svg:x="0.047cm" svg:y="8.14cm">
          <draw:text-box>
            <text:p text:style-name="P2"><text:span text:style-name="T1">GMC via Avenza</text:span></text:p>
          </draw:text-box>
        </draw:frame>
        <draw:frame draw:style-name="gr3" draw:text-style-name="P4" draw:layer="layout" svg:width="2.858cm" svg:height="0.683cm" svg:x="5.127cm" svg:y="8.302cm">
          <draw:text-box>
            <text:p><text:span text:style-name="T1">Guthook</text:span></text:p>
          </draw:text-box>
        </draw:frame>
        <draw:frame draw:style-name="gr4" draw:text-style-name="P5" draw:layer="layout" svg:width="3.474cm" svg:height="1.23cm" svg:x="15.623cm" svg:y="8.342cm">
          <draw:text-box>
            <text:p text:style-name="P2"><text:span text:style-name="T1">OpenStreetMap via Gaia G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498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niel Himmelstein</meta:initial-creator>
    <meta:creation-date>2021-06-27T13:34:48.213384044</meta:creation-date>
    <dc:date>2021-06-27T14:00:40.284484538</dc:date>
    <dc:creator>Daniel Himmelstein</dc:creator>
    <meta:editing-duration>PT14M12S</meta:editing-duration>
    <meta:editing-cycles>4</meta:editing-cycles>
    <meta:generator>LibreOffice/7.0.6.2$Linux_X86_64 LibreOffice_project/00$Build-2</meta:generator>
    <meta:document-statistic meta:object-count="7"/>
  </office:meta>
</office:document-meta>
</file>